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left="-18.00pt" fo:text-indent="18.00pt"/>
    </style:style>
  </office:automatic-styles>
  <office:body>
    <office:text>
      <text:p text:style-name="P1"><text:span text:style-name="T1">Site pentru licente</text:span></text:p>
      <text:p text:style-name="P2"><text:span text:style-name="T2"/></text:p>
      <text:p text:style-name="P2"><text:span text:style-name="T3"><text:tab/>Site-ul va facilita comunicarea intre studentii din anul terminal si profesorii de licenta, acesta oferind o modalitate usoara pentru profesorii de a incarca temele de licenta pe care le ofera iar pentru studenti site-ul oferind un loc centralizat unde pot vizualiza toate posibilitatile de licenta disponibile.</text:span></text:p>
      <text:p text:style-name="P2"><text:span text:style-name="T3"><text:tab/>Comunicarea intre studenti si profesorii se va putea face si pe site prin intermediul unui chat/forum unde studentii vor putea pune intrebari profesorilor si primi raspunsuri de la acestia.</text:span></text:p>
      <text:p text:style-name="P2"><text:span text:style-name="T3"><text:tab/></text:span></text:p>
      <text:p text:style-name="P2"><text:span text:style-name="T4"/></text:p>
      <text:p text:style-name="P2"><text:span text:style-name="T5">Cerinte:</text:span></text:p>
      <text:list text:style-name="L3">
        <text:list-item>
          <text:p text:style-name="P3"><text:span text:style-name="T5">Utilizatorii se pot autentifica</text:span></text:p>
        </text:list-item>
        <text:list-item>
          <text:p text:style-name="P3"><text:span text:style-name="T5">Profesorii si firmele pot posta o optiune de licenta</text:span></text:p>
        </text:list-item>
        <text:list-item>
          <text:p text:style-name="P3"><text:span text:style-name="T5">Studentii se pot asocia unei lucrari de licenta</text:span></text:p>
        </text:list-item>
        <text:list-item>
          <text:p text:style-name="P3"><text:span text:style-name="T5">Studentii, profesorii si firmele pot comunica intre ei</text:span></text:p>
        </text:list-item>
        <text:list-item>
          <text:p text:style-name="P3"><text:span text:style-name="T5">Profesorii pot accepta un student la o licenta dintr-o lista de candidati interesati</text:span></text:p>
        </text:list-item>
        <text:list-item>
          <text:p text:style-name="P3"><text:span text:style-name="T5">Profesorii pot aproba licentele firmelor</text:span></text:p>
        </text:list-item>
        <text:list-item>
          <text:p text:style-name="P3"><text:span text:style-name="T5">Utlizatorii pot vedea licentele disponibil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